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mparator.Bean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arator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eanComparator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arator.ge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ar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Comparator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arator.BeanComparator( String property , Comparator 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Comparator.BeanComparator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mparator.compare( Object o1 , Object o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